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EE0000030619E3E32AD309B2B2.png" manifest:media-type="image/png"/>
  <manifest:file-entry manifest:full-path="Pictures/10000201000004650000035EAA191010097FE3EE.png" manifest:media-type="image/png"/>
  <manifest:file-entry manifest:full-path="Pictures/100010580000879200001508D21A14F0A9096EB5.svg" manifest:media-type="image/svg+xml"/>
  <manifest:file-entry manifest:full-path="Pictures/100002010000068A0000036DD5F09DC440CF97FB.png" manifest:media-type="image/png"/>
  <manifest:file-entry manifest:full-path="Pictures/100002010000067E0000036D1BDC94B4852D7FE4.png" manifest:media-type="image/png"/>
  <manifest:file-entry manifest:full-path="Pictures/1000020100000520000000CCAA18BF80D42125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fo:min-height="1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esentación días 1 y 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2" draw:layer="layout" svg:width="27.979cm" svg:height="15.749cm" svg:x="0.021cm" svg:y="0cm">
          <draw:image xlink:href="Pictures/10000201000004650000035EAA191010097FE3E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2" draw:layer="layout" svg:width="25.679cm" svg:height="15.495cm" svg:x="1.245cm" svg:y="0.255cm">
          <draw:image xlink:href="Pictures/10000201000004EE0000030619E3E32AD309B2B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2" draw:layer="layout" svg:width="27.999cm" svg:height="14.774cm" svg:x="0.001cm" svg:y="-0.042cm">
          <draw:image xlink:href="Pictures/100002010000067E0000036D1BDC94B4852D7FE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2" draw:layer="layout" svg:width="27.999cm" svg:height="14.668cm" svg:x="0.001cm" svg:y="0cm">
          <draw:image xlink:href="Pictures/100002010000068A0000036DD5F09DC440CF97F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7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4" draw:text-style-name="MP9" draw:layer="backgroundobjects" svg:width="6.523cm" svg:height="1.085cm" svg:x="1.4cm" svg:y="14.347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11" draw:layer="backgroundobjects" svg:width="8.875cm" svg:height="1.085cm" svg:x="9.575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13" draw:layer="backgroundobjects" svg:width="6.523cm" svg:height="1.085cm" svg:x="20.075cm" svg:y="14.347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9T19:50:53.702670613</meta:creation-date>
    <dc:date>2020-12-09T20:53:34.286469357</dc:date>
    <meta:editing-duration>PT31M46S</meta:editing-duration>
    <meta:editing-cycles>7</meta:editing-cycles>
    <meta:generator>LibreOffice/6.0.7.3$Linux_X86_64 LibreOffice_project/00m0$Build-3</meta:generator>
    <meta:document-statistic meta:object-count="50"/>
  </office:meta>
</office:document-meta>
</file>